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sans serif'"/>
    <style:font-face style:name="Ubuntu mono" svg:font-family="'Ubuntu mono', 'Courier New'"/>
  </office:font-face-decls>
  <office:automatic-styles>
    <style:style style:name="P1" style:family="paragraph" style:parent-style-name="Standard">
      <style:text-properties officeooo:rsid="000169f9" officeooo:paragraph-rsid="000169f9"/>
    </style:style>
    <style:style style:name="P2" style:family="paragraph" style:parent-style-name="Standard">
      <style:text-properties officeooo:rsid="0001b3f5" officeooo:paragraph-rsid="0001b3f5"/>
    </style:style>
    <style:style style:name="P3" style:family="paragraph" style:parent-style-name="Standard">
      <style:text-properties officeooo:paragraph-rsid="0001b3f5"/>
    </style:style>
    <style:style style:name="P4" style:family="paragraph" style:parent-style-name="Standard">
      <style:text-properties fo:font-weight="bold" officeooo:rsid="0001b3f5" officeooo:paragraph-rsid="0001b3f5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1b3f5" officeooo:paragraph-rsid="0001b3f5" style:font-weight-asian="bold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3a19a" officeooo:paragraph-rsid="0003a19a" style:font-weight-asian="bold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3a19a" officeooo:paragraph-rsid="0003a19a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47443" officeooo:paragraph-rsid="00047443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03a19a" officeooo:paragraph-rsid="0003a19a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loext:opacity="100%" fo:letter-spacing="normal" officeooo:paragraph-rsid="0003a19a"/>
    </style:style>
    <style:style style:name="P11" style:family="paragraph" style:parent-style-name="Standard">
      <style:text-properties fo:font-variant="normal" fo:text-transform="none" fo:color="#000000" loext:opacity="100%" fo:letter-spacing="normal" officeooo:rsid="0003a19a" officeooo:paragraph-rsid="0003a19a"/>
    </style:style>
    <style:style style:name="P12" style:family="paragraph" style:parent-style-name="Standard">
      <style:text-properties fo:font-variant="normal" fo:text-transform="none" fo:color="#000000" loext:opacity="100%" fo:letter-spacing="normal" officeooo:paragraph-rsid="00047443"/>
    </style:style>
    <style:style style:name="P13" style:family="paragraph" style:parent-style-name="Standard">
      <style:text-properties fo:font-variant="normal" fo:text-transform="none" fo:color="#000000" loext:opacity="100%" fo:letter-spacing="normal" officeooo:rsid="00047443" officeooo:paragraph-rsid="00047443"/>
    </style:style>
    <style:style style:name="P14" style:family="paragraph" style:parent-style-name="Standard">
      <style:text-properties fo:font-variant="normal" fo:text-transform="none" fo:color="#000000" loext:opacity="100%" fo:letter-spacing="normal" fo:font-weight="bold" officeooo:rsid="00047443" officeooo:paragraph-rsid="00047443" style:font-weight-asian="bold" style:font-weight-complex="bold"/>
    </style:style>
    <style:style style:name="T1" style:family="text">
      <style:text-properties officeooo:rsid="0001b3f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a19a"/>
    </style:style>
    <style:style style:name="T4" style:family="text">
      <style:text-properties style:font-name="Liberation Serif" fo:font-size="12pt" fo:font-style="normal" fo:font-weight="normal" officeooo:rsid="0003a19a" style:font-weight-asian="normal" style:font-weight-complex="normal"/>
    </style:style>
    <style:style style:name="T5" style:family="text">
      <style:text-properties style:font-name="Liberation Serif" fo:font-size="12pt" fo:font-style="normal" fo:font-weight="normal" officeooo:rsid="00047443" style:font-weight-asian="normal" style:font-weight-complex="normal"/>
    </style:style>
    <style:style style:name="T6" style:family="text">
      <style:text-properties officeooo:rsid="000474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2.1 :</text:p>
      <text:p text:style-name="P1"/>
      <text:p text:style-name="P2"><text:span text:style-name="T2">Variables</text:span> val , double <text:span text:style-name="T2">en</text:span> <text:span text:style-name="T2">Numériques</text:span></text:p>
      <text:p text:style-name="P4">Début</text:p>
      <text:p text:style-name="P3"><text:span text:style-name="T1">val </text:span>←<text:span text:style-name="T1">231</text:span></text:p>
      <text:p text:style-name="P3"><text:span text:style-name="T1">Double </text:span>← <text:span text:style-name="T1">val * 2</text:span></text:p>
      <text:p text:style-name="P2"><text:span text:style-name="T2">Ecrire</text:span> val</text:p>
      <text:p text:style-name="P2"><text:span text:style-name="T2">Ecrire</text:span> Double</text:p>
      <text:p text:style-name="P4">Fin</text:p>
      <text:p text:style-name="P4"/>
      <text:p text:style-name="P5">On verra apparaître à l’écran 231, puis 462 (qui vaut 231 * 2)</text:p>
      <text:p text:style-name="P5"/>
      <text:p text:style-name="P5">Exercice 2.2 :</text:p>
      <text:p text:style-name="P5"/>
      <text:p text:style-name="P7">Variables nb, carr en entier</text:p>
      <text:p text:style-name="P9">Début</text:p>
      <text:p text:style-name="P7">Ecrire « Entrez un nombre »</text:p>
      <text:p text:style-name="P7">Lire nb</text:p>
      <text:p text:style-name="P10"><text:span text:style-name="T4">carr </text:span>←<text:span text:style-name="T3">nb * nb</text:span></text:p>
      <text:p text:style-name="P11">Ecrire « son carré est : », carr</text:p>
      <text:p text:style-name="P9">Fin</text:p>
      <text:p text:style-name="P9"/>
      <text:p text:style-name="P6">En fait, on pourrait tout aussi bien économiser la variable carr en remplaçant les deux avant-dernières lignes par :</text:p>
      <text:p text:style-name="P6"/>
      <text:p text:style-name="P6">Ecrire « son carré est : » , nb*nb</text:p>
      <text:p text:style-name="P6"/>
      <text:p text:style-name="P6">C'est une question de style ; dans un cas, on privilégie la lisibilité de l'algorithme, dans l'autre, on privilégie l'économie d'une variable.</text:p>
      <text:p text:style-name="P6"/>
      <text:p text:style-name="P6">Exercice 2.3 :</text:p>
      <text:p text:style-name="P6"/>
      <text:p text:style-name="P6">Variable prenom en Caractere</text:p>
      <text:p text:style-name="P9">Début</text:p>
      <text:p text:style-name="P7">Ecrire « quel est votre prenom »</text:p>
      <text:p text:style-name="P7">Lire Prenom</text:p>
      <text:p text:style-name="P7">Ecrire « Bonjour » , <text:s/>Prenom <text:s/>, «!» </text:p>
      <text:p text:style-name="P9">Fin</text:p>
      <text:p text:style-name="P9"/>
      <text:p text:style-name="P7">Exercice 2.4 :</text:p>
      <text:p text:style-name="P7"/>
      <text:p text:style-name="P7">Variables nb, pht, ttva, pttc en Numérique </text:p>
      <text:p text:style-name="P7"><text:span text:style-name="T2">Début</text:span> </text:p>
      <text:p text:style-name="P7">Ecrire « entrez le prix hors taxes »</text:p>
      <text:p text:style-name="P8">Lire pht</text:p>
      <text:p text:style-name="P8">Ecrire « entrez le nombre d’articles : »</text:p>
      <text:p text:style-name="P8">Lire nb</text:p>
      <text:p text:style-name="P8">Ecrire « entrez le taux de TVA : »</text:p>
      <text:p text:style-name="P8">Lire ttva</text:p>
      <text:p text:style-name="P12"><text:span text:style-name="T5">pttc </text:span>← <text:span text:style-name="T6">nb * pht * ( 1 + ttva)</text:span></text:p>
      <text:p text:style-name="P13">Ecrire « le prix toutes taxes est : », pttc</text:p>
      <text:p text:style-name="P14">Fin</text:p>
      <text:p text:style-name="P7"><text:soft-page-break/>Là aussi, on pourrait squeezer une variable et une ligne en écrivant directement. :</text:p>
      <text:p text:style-name="P7"/>
      <text:p text:style-name="P8">Ecrire « le prix toutes taxes est : » , nb * pht (1 +ttva)</text:p>
      <text:p text:style-name="P8"/>
      <text:p text:style-name="P8">C'est plus rapide, plus léger en mémoire, mais un peu plus difficile à relire et à écrir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sans serif'"/>
    <style:font-face style:name="Ubuntu mono" svg:font-family="'Ubuntu mono', 'Courier New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5:25:10.930880706</meta:creation-date>
    <meta:generator>LibreOffice/7.3.7.2$Linux_X86_64 LibreOffice_project/30$Build-2</meta:generator>
    <dc:date>2023-03-21T15:59:32.071230004</dc:date>
    <meta:editing-duration>PT12M49S</meta:editing-duration>
    <meta:editing-cycles>2</meta:editing-cycles>
    <meta:document-statistic meta:table-count="0" meta:image-count="0" meta:object-count="0" meta:page-count="2" meta:paragraph-count="42" meta:word-count="250" meta:character-count="1220" meta:non-whitespace-character-count="1006"/>
  </office:meta>
</office:document-meta>
</file>